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username"/>
        <text:user-field-decl office:value-type="string" office:string-value="" text:name="firstname"/>
        <text:user-field-decl office:value-type="string" office:string-value="&lt;none&gt;" text:name="lastname"/>
        <text:user-field-decl office:value-type="string" office:string-value="" text:name="address"/>
      </text:user-field-decls>
      <text:p text:style-name="Standard">Username:<text:tab/>„<text:user-field-get text:name="username"/>“</text:p>
      <text:p text:style-name="Standard">Firstname:<text:tab/><text:user-field-get text:name="firstname"/></text:p>
      <text:p text:style-name="Standard">Lastname:<text:tab/><text:user-field-get text:name="lastname">&lt;none&gt;</text:user-field-get></text:p>
      <text:p text:style-name="Standard">Address:<text:tab/><text:user-field-get text:name="addres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Michael Howitz</meta:initial-creator>
    <meta:creation-date>2007-07-26T10:57:45</meta:creation-date>
    <dc:creator>Michael Howitz</dc:creator>
    <dc:date>2007-07-31T10:00:21</dc:date>
    <dc:language>de-DE</dc:language>
    <meta:editing-cycles>4</meta:editing-cycles>
    <meta:editing-duration>PT10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" meta:character-count="46"/>
  </office:meta>
</office:document-meta>
</file>